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0.417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Two_20_columns-title">
      <style:graphic-properties fo:min-height="1.8cm"/>
    </style:style>
    <style:style style:name="pr4" style:family="presentation" style:parent-style-name="Two_20_columns-outline1">
      <style:graphic-properties fo:min-height="8.884cm"/>
    </style:style>
    <style:style style:name="pr5" style:family="presentation" style:parent-style-name="Two_20_columns-notes">
      <style:graphic-properties draw:fill-color="#ffffff" fo:min-height="13.36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0.417cm" svg:x="2.032cm" svg:y="1.373cm" presentation:class="title" presentation:user-transformed="true">
          <draw:text-box>
            <text:p text:style-name="P1"><text:span text:style-name="T1">Lecture 1</text:span><text:span text:style-name="T1"><text:line-break/></text:span><text:span text:style-name="T1"> </text:span><text:span text:style-name="T1"><text:line-break/></text:span>Introduction to Computer Operating Systems and Programming<text:line-break/><text:line-break/>Instructor: Wubin Bai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2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What if you feel hard and get stuck?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Ask questions!</text:p>
              </text:list-item>
              <text:list-item>
                <text:p>Take notes!</text:p>
              </text:list-item>
              <text:list-item>
                <text:p>Review slides!</text:p>
              </text:list-item>
              <text:list-item>
                <text:p>Do experiments!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What if you don’t have a Ubuntu machine?</text:p>
              </text:list-item>
              <text:list-item>
                <text:p>Buy one. E.g. <text:a xlink:href="http://www.taobao.com/" xlink:type="simple">www.taobao.com</text:a><text:s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2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ost Installation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Explore Ubuntu Help</text:p>
              </text:list-item>
              <text:list-item>
                <text:p>Getting started: application memu: method 1: mouse click lower left corner; method 2: Keyboard “Windows”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GNOME: GNu Object Model Environment</text:p>
              </text:list-item>
              <text:list-item>
                <text:p>GNU: GNU's Not Unix, GNU ( pronounced g'noo) is a free software project to provide a distributable replacement for Unix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2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Help Video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Switch Tasks:</text:p>
              </text:list-item>
              <text:list-item>
                <text:p>Alt + “Tab”</text:p>
              </text:list-item>
              <text:list-item>
                <text:p>Alt + “~”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Use Windows and Workspaces:</text:p>
              </text:list-item>
              <text:list-item>
                <text:p>Win + <text:s/>Up/Down/Left/Right</text:p>
              </text:list-item>
              <text:list-item>
                <text:p>Win + Page Up/ Page Dow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2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ome Pracitacal Pros about Lniux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Fast Boot</text:p>
              </text:list-item>
              <text:list-item>
                <text:p>Donwload videos: e.g. you-get</text:p>
              </text:list-item>
              <text:list-item>
                <text:p>Combine pdf: pdfunite</text:p>
              </text:list-item>
              <text:list-item>
                <text:p>Convert filetype: convert</text:p>
              </text:list-item>
              <text:list-item>
                <text:p>Internet Speed: Speedtest</text:p>
              </text:list-item>
              <text:list-item>
                <text:p>Disk Drive Speed: hdparm</text:p>
              </text:list-item>
              <text:list-item>
                <text:p>Etc.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2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extbook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The Linux Command Line: https://wiki.lib.sun.ac.za/images/c/ca/TLCL-13.07.pdf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Part 1 Intro</text:p>
              </text:list-item>
              <text:list-item>
                <text:p>Part 2 Shell</text:p>
              </text:list-item>
              <text:list-item>
                <text:p>Part 3 Config and Environment</text:p>
              </text:list-item>
              <text:list-item>
                <text:p>Part 4 Common tasks</text:p>
              </text:list-item>
              <text:list-item>
                <text:p>Part 5 Scrip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9T15:53:24.014717547</meta:creation-date>
    <meta:editing-duration>PT4H44M55S</meta:editing-duration>
    <meta:editing-cycles>41</meta:editing-cycles>
    <meta:generator>LibreOffice/6.0.7.3$Linux_X86_64 LibreOffice_project/00m0$Build-3</meta:generator>
    <dc:title>Portfolio</dc:title>
    <dc:date>2020-07-08T18:00:30.155266096</dc:date>
    <meta:document-statistic meta:object-count="69"/>
  </office:meta>
</office:document-meta>
</file>